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8840000015B3EE7F7E7.svm" manifest:media-type=""/>
  <manifest:file-entry manifest:full-path="Pictures/20000001000000ED000000EDF78F3513.svm" manifest:media-type=""/>
  <manifest:file-entry manifest:full-path="Pictures/20000001000001B000000129C1E76D42.svm" manifest:media-type=""/>
  <manifest:file-entry manifest:full-path="Pictures/20000001000001DA000001F38566B5B6.svm" manifest:media-type=""/>
  <manifest:file-entry manifest:full-path="Pictures/200000010000060F00000139B2041E4F.svm" manifest:media-type=""/>
  <manifest:file-entry manifest:full-path="Pictures/20000001000000F6000000FEB34514DC.svm" manifest:media-type=""/>
  <manifest:file-entry manifest:full-path="Pictures/20000001000006C80000015F09062D96.svm" manifest:media-type=""/>
  <manifest:file-entry manifest:full-path="Pictures/20000001000001920000012D07F2A463.svm" manifest:media-type=""/>
  <manifest:file-entry manifest:full-path="Pictures/20000001000000DD00000012A856DA5C.svm" manifest:media-type=""/>
  <manifest:file-entry manifest:full-path="Pictures/200000010000015F000000FEB392CE23.svm" manifest:media-type=""/>
  <manifest:file-entry manifest:full-path="Pictures/200000020000023E000000C6E265A742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X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X_o=A X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TexMathsArgs="10§display§\su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X_i=X_s - X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X_f= W X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0pt" style:font-size-asian="10pt" style:font-name-complex="Jameel Noori Nastaleeq" style:font-size-complex="10pt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style:style style:name="T2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9.571cm" svg:height="3.301cm" svg:x="1.715cm" svg:y="1.354cm">
          <draw:image xlink:href="Pictures/200000020000023E000000C6E265A742.eps" xlink:type="simple" xlink:show="embed" xlink:actuate="onLoad">
            <text:p/>
          </draw:image>
          <draw:glue-point draw:id="4" svg:x="-4.085cm" svg:y="-1.987cm"/>
        </draw:frame>
        <draw:frame draw:style-name="gr2" draw:text-style-name="P3" draw:layer="layout" svg:width="1.209cm" svg:height="0.751cm" svg:x="5.921cm" svg:y="3.324cm">
          <draw:text-box>
            <text:p text:style-name="P2"><text:span text:style-name="T1">واپس کار</text:span></text:p>
          </draw:text-box>
        </draw:frame>
        <draw:frame draw:style-name="gr2" draw:text-style-name="P3" draw:layer="layout" svg:width="1.696cm" svg:height="0.751cm" svg:x="5.54cm" svg:y="1.4cm">
          <draw:text-box>
            <text:p text:style-name="P2"><text:span text:style-name="T1">بنیادی ایمپلیفائر</text:span></text:p>
          </draw:text-box>
        </draw:frame>
        <draw:frame draw:style-name="gr2" draw:text-style-name="P2" draw:layer="layout" svg:width="1.573cm" svg:height="0.848cm" svg:x="0.132cm" svg:y="1.159cm">
          <draw:text-box>
            <text:p text:style-name="P2"><text:span text:style-name="T2">داخلی اشارہ</text:span></text:p>
          </draw:text-box>
        </draw:frame>
        <draw:frame draw:style-name="gr2" draw:text-style-name="P2" draw:layer="layout" svg:width="1.653cm" svg:height="0.848cm" svg:x="7.776cm" svg:y="0.65cm">
          <draw:text-box>
            <text:p text:style-name="P2"><text:span text:style-name="T2">خارجی اشارہ</text:span></text:p>
          </draw:text-box>
        </draw:frame>
        <draw:frame draw:style-name="gr2" draw:text-style-name="P2" draw:layer="layout" svg:width="1.569cm" svg:height="0.848cm" svg:x="3.059cm" svg:y="2.641cm">
          <draw:text-box>
            <text:p text:style-name="P2"><text:span text:style-name="T2">واپسی اشارہ</text:span></text:p>
          </draw:text-box>
        </draw:frame>
        <draw:frame draw:style-name="gr2" draw:text-style-name="P2" draw:layer="layout" svg:width="1.493cm" svg:height="0.848cm" svg:x="3.289cm" svg:y="0.323cm">
          <draw:text-box>
            <text:p text:style-name="P2"><text:span text:style-name="T2">فرق اشارہ</text:span></text:p>
          </draw:text-box>
        </draw:frame>
        <draw:frame draw:style-name="gr3" draw:text-style-name="P1" draw:layer="layout" svg:width="0.481cm" svg:height="0.36cm" svg:x="1.228cm" svg:y="1.892cm">
          <draw:image xlink:href="Pictures/20000001000001920000012D07F2A463.svm" xlink:type="simple" xlink:show="embed" xlink:actuate="onLoad">
            <text:p/>
          </draw:image>
        </draw:frame>
        <draw:frame draw:style-name="gr4" draw:text-style-name="P1" draw:layer="layout" svg:width="0.294cm" svg:height="0.304cm" svg:x="6.543cm" svg:y="2.224cm">
          <draw:image xlink:href="Pictures/20000001000000F6000000FEB34514DC.svm" xlink:type="simple" xlink:show="embed" xlink:actuate="onLoad">
            <text:p/>
          </draw:image>
        </draw:frame>
        <draw:frame draw:style-name="gr5" draw:text-style-name="P1" draw:layer="layout" svg:width="1.86cm" svg:height="0.374cm" svg:x="7.863cm" svg:y="1.476cm">
          <draw:image xlink:href="Pictures/200000010000060F00000139B2041E4F.svm" xlink:type="simple" xlink:show="embed" xlink:actuate="onLoad">
            <text:p/>
          </draw:image>
        </draw:frame>
        <draw:frame draw:style-name="gr6" draw:text-style-name="P1" draw:layer="layout" svg:width="0.517cm" svg:height="0.355cm" svg:x="11.341cm" svg:y="3.078cm">
          <draw:image xlink:href="Pictures/20000001000001B000000129C1E76D42.svm" xlink:type="simple" xlink:show="embed" xlink:actuate="onLoad">
            <text:p/>
          </draw:image>
        </draw:frame>
        <draw:frame draw:style-name="gr7" draw:text-style-name="P1" draw:layer="layout" svg:width="0.42cm" svg:height="0.304cm" svg:x="6.48cm" svg:y="4.153cm">
          <draw:image xlink:href="Pictures/200000010000015F000000FEB392CE23.svm" xlink:type="simple" xlink:show="embed" xlink:actuate="onLoad">
            <text:p/>
          </draw:image>
        </draw:frame>
        <draw:frame draw:style-name="gr2" draw:text-style-name="P2" xml:id="id1" draw:id="id1" draw:layer="layout" svg:width="1.213cm" svg:height="0.848cm" svg:x="0.29cm" svg:y="3.38cm">
          <draw:text-box>
            <text:p text:style-name="P2"><text:span text:style-name="T2">منفی کار</text:span></text:p>
          </draw:text-box>
        </draw:frame>
        <draw:connector draw:style-name="gr8" draw:text-style-name="P1" draw:layer="layout" draw:type="curve" svg:x1="0.896cm" svg:y1="3.38cm" svg:x2="2.591cm" svg:y2="2.349cm" draw:start-shape="id1" draw:start-glue-point="0" draw:end-shape="id2" draw:end-glue-point="4" svg:d="M896 3380c0-688 565-1031 1695-1031" svg:viewBox="0 0 1696 1032">
          <text:p/>
        </draw:connector>
        <draw:frame draw:style-name="gr9" draw:text-style-name="P1" draw:layer="layout" svg:width="0.473cm" svg:height="0.498cm" svg:x="2.69cm" svg:y="1.8cm">
          <draw:image xlink:href="Pictures/20000001000001DA000001F38566B5B6.svm" xlink:type="simple" xlink:show="embed" xlink:actuate="onLoad">
            <text:p/>
          </draw:image>
        </draw:frame>
        <draw:frame draw:style-name="gr10" draw:text-style-name="P1" draw:layer="layout" svg:width="0.283cm" svg:height="0.283cm" svg:x="2.19cm" svg:y="1.7cm">
          <draw:image xlink:href="Pictures/20000001000000ED000000EDF78F3513.svm" xlink:type="simple" xlink:show="embed" xlink:actuate="onLoad">
            <text:p/>
          </draw:image>
        </draw:frame>
        <draw:frame draw:style-name="gr11" draw:text-style-name="P1" draw:layer="layout" svg:width="0.264cm" svg:height="0.02cm" svg:x="2.553cm" svg:y="2.779cm">
          <draw:image xlink:href="Pictures/20000001000000DD00000012A856DA5C.svm" xlink:type="simple" xlink:show="embed" xlink:actuate="onLoad">
            <text:p/>
          </draw:image>
        </draw:frame>
        <draw:frame draw:style-name="gr12" draw:text-style-name="P1" draw:layer="layout" svg:width="2.179cm" svg:height="0.346cm" svg:x="3.228cm" svg:y="1.279cm">
          <draw:image xlink:href="Pictures/20000001000008840000015B3EE7F7E7.svm" xlink:type="simple" xlink:show="embed" xlink:actuate="onLoad">
            <text:p/>
          </draw:image>
        </draw:frame>
        <draw:frame draw:style-name="gr13" draw:text-style-name="P1" draw:layer="layout" svg:width="1.735cm" svg:height="0.35cm" svg:x="3.45cm" svg:y="3.511cm">
          <draw:image xlink:href="Pictures/20000001000006C80000015F09062D9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3T13:54:50</meta:creation-date>
    <meta:editing-duration>PT21M17S</meta:editing-duration>
    <meta:editing-cycles>10</meta:editing-cycles>
    <meta:generator>LibreOffice/4.2.8.2$Linux_x86 LibreOffice_project/420m0$Build-2</meta:generator>
    <dc:title>kkkFigures</dc:title>
    <meta:initial-creator>kkk </meta:initial-creator>
    <dc:date>2017-03-28T18:47:06.972452406</dc:date>
    <meta:document-statistic meta:object-count="19"/>
    <meta:template xlink:type="simple" xlink:actuate="onRequest" xlink:title="kkkFigures" xlink:href="../../../../.libreoffice/3/user/template/kkkFigures.otg" meta:date="2013-11-23T13:54:50"/>
  </office:meta>
</office:document-meta>
</file>